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FrEee Modding Guide –<text:s/>Technology Requirements</text:p>
      <text:p text:style-name="Normal">Technology requirements<text:s/>define<text:s/>what technologies must be researched to what levels in order to unlock some object in FrEee – say, a facility or a component. They are used across several mod files and thus are documented<text:s/>separately here.</text:p>
      <text:h text:style-name="Heading1" text:outline-level="1">Fields in Each<text:s/>Technology Requirement<text:s/>(data types in parentheses)</text:h>
      <text:h text:style-name="Heading2" text:outline-level="2">Tech Area Req<text:s/>(string)</text:h>
      <text:p text:style-name="Normal">This specifies which<text:s/>technology (from TechArea.txt) is required. For SE4 compatibility, this field can also be named<text:s/><text:span text:style-name="T2">Tech Area Req</text:span><text:span text:style-name="T3"><text:s/></text:span><text:span text:style-name="T4">1</text:span><text:span text:style-name="T5">,<text:s/></text:span><text:span text:style-name="T6">Tech Area Req 2</text:span>, etc. with the number varying based on the order of the fields.</text:p>
      <text:h text:style-name="Heading2" text:outline-level="2">Tech Level Req (integer)</text:h>
      <text:p text:style-name="Normal">This specifies the minimum level of the technology that is required. For SE4 compatibility, this field can also be named<text:s/><text:span text:style-name="T7">Tech Level Req 1, Tech Level Req 2</text:span>, etc. with the number varying based on the order of the fields.</text:p>
      <text:h text:style-name="Heading1" text:outline-level="1">Legacy Fields</text:h>
      <text:p text:style-name="Normal">Legacy fields may be required by SE4, but are ignored by FrEee and may be safely left out of FrEee mods.</text:p>
      <text:h text:style-name="Heading2" text:outline-level="2">Number of<text:s/>Tech Req</text:h>
      <text:p text:style-name="Normal">This field specified the number of<text:s/>technology requirements<text:s/>that an object had in SE4. It is redundant and is not used by FrEee, which simply counts the abilities itself instead of relying on an extra fiel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</meta:initial-creator>
    <dc:creator>Ed</dc:creator>
    <meta:creation-date>2013-05-17T23:32:00Z</meta:creation-date>
    <dc:date>2013-05-18T19:17:00Z</dc:date>
    <meta:template xlink:href="Normal.dotm" xlink:type="simple"/>
    <meta:editing-cycles>37</meta:editing-cycles>
    <meta:editing-duration>PT16200S</meta:editing-duration>
    <meta:document-statistic meta:page-count="1" meta:paragraph-count="2" meta:word-count="175" meta:character-count="1174" meta:row-count="8" meta:non-whitespace-character-count="1001"/>
  </office:meta>
</office:document-meta>
</file>